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962a" officeooo:paragraph-rsid="000b962a"/>
    </style:style>
    <style:style style:name="P2" style:family="paragraph" style:parent-style-name="Standard">
      <style:text-properties officeooo:rsid="000cbe20" officeooo:paragraph-rsid="000cb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this is my first program..........</text:p>
      <text:p text:style-name="P2">my name is anuj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hind </meta:initial-creator>
    <meta:creation-date>2017-09-25T11:57:03.368020306</meta:creation-date>
    <dc:date>2017-09-25T12:01:17.168363883</dc:date>
    <dc:creator>Jaihind </dc:creator>
    <meta:editing-duration>P0D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2" meta:word-count="10" meta:character-count="54" meta:non-whitespace-character-count="46"/>
  </office:meta>
</office:document-meta>
</file>